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405" officeooo:paragraph-rsid="001c44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: let’s know how many bases are there in the common segments file:</text:p>
      <text:p text:style-name="Standard"/>
      <text:p text:style-name="Standard">cat my_results/common_segments.bed | awk -F'\t' 'BEGIN{SUM=0}{ SUM+=$3-$2 }END{print SUM}'</text:p>
      <text:p text:style-name="Standard"/>
      <text:p text:style-name="Standard">5257400</text:p>
      <text:p text:style-name="Standard"/>
      <text:p text:style-name="P1">Then we are going to intersect the DNAse peaks with this file. To do so, we directly use the intersection option of bedtools.</text:p>
      <text:p text:style-name="P1"/>
      <text:p text:style-name="P1">bedtools intersect -a my_results/common_segments.bed -b input/CD14_monocytesDukeDNaseSeq.pk &gt; my_results/covered_DNAsepeaks.bed</text:p>
      <text:p text:style-name="P1"/>
      <text:p text:style-name="P1">And calculate the covered bases again:</text:p>
      <text:p text:style-name="P1"/>
      <text:p text:style-name="P1">cat my_results/covered_DNAsepeaks.bed | awk -F'\t' 'BEGIN{SUM=0}{ SUM+=$3-$2 }END{print SUM}'</text:p>
      <text:p text:style-name="P1"/>
      <text:p text:style-name="P1">1360517</text:p>
      <text:p text:style-name="P1"/>
      <text:p text:style-name="P1">We do the division between both and the result is that 25.88% of the segments overlap with a DNAseI peak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20:39:32.457675705</meta:creation-date>
    <dc:date>2022-03-08T20:47:32.366076847</dc:date>
    <meta:editing-duration>PT8M</meta:editing-duration>
    <meta:editing-cycles>1</meta:editing-cycles>
    <meta:document-statistic meta:table-count="0" meta:image-count="0" meta:object-count="0" meta:page-count="1" meta:paragraph-count="9" meta:word-count="90" meta:character-count="663" meta:non-whitespace-character-count="582"/>
    <meta:generator>LibreOffice/7.2.2.2$Linux_X86_64 LibreOffice_project/20$Build-2</meta:generator>
  </office:meta>
</office:document-meta>
</file>